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69a2e" draw:marker-start-width="0.359cm" draw:marker-end-width="0.359cm" draw:fill="bitmap" draw:fill-color="#ffffff" draw:fill-image-name="_35__20_Percent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9.174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4.837cm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245cm" fo:min-width="2.986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446cm" fo:min-width="4.87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6cm" fo:min-width="3.095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1e6a39" draw:marker-start-width="0.359cm" draw:marker-end-width="0.359cm" draw:fill-color="#ffffff" draw:textarea-horizontal-align="justify" draw:textarea-vertical-align="middle" draw:auto-grow-height="false" fo:min-height="0.918cm" fo:min-width="2.57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683cm" fo:padding-top="0.178cm" fo:padding-bottom="0.178cm" fo:padding-left="0.303cm" fo:padding-right="0.30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dash" draw:stroke-dash="Dot" svg:stroke-width="0.106cm" svg:stroke-color="#168253" draw:marker-start-width="0.358cm" draw:marker-end-width="0.358cm" draw:fill="none" draw:fill-color="#ffffff" draw:auto-grow-height="true" draw:auto-grow-width="false" fo:max-height="0cm" fo:min-height="9.637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168253" draw:marker-start-width="0.359cm" draw:marker-end-width="0.359cm" draw:fill-color="#ffffff" draw:textarea-horizontal-align="justify" draw:textarea-vertical-align="middle" draw:auto-grow-height="false" fo:min-height="0.843cm" fo:min-width="21.709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bitmap" draw:fill-color="#ffffff" draw:fill-image-name="_35__20_Percent" draw:textarea-horizontal-align="justify" draw:textarea-vertical-align="middle" draw:auto-grow-height="false" fo:min-height="14.242cm" fo:min-width="16.849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143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916cm" fo:min-width="0cm"/>
    </style:style>
    <style:style style:name="gr25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7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.98cm"/>
    </style:style>
    <style:style style:name="gr29" style:family="graphic" style:parent-style-name="standard">
      <style:graphic-properties draw:textarea-horizontal-align="justify" draw:textarea-vertical-align="middle" draw:auto-grow-height="false" fo:min-height="1.005cm" fo:min-width="0cm"/>
    </style:style>
    <style:style style:name="gr30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0.779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43cm" fo:min-width="0cm"/>
    </style:style>
    <style:style style:name="gr33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4.877cm" fo:padding-top="0.178cm" fo:padding-bottom="0.178cm" fo:padding-left="0.303cm" fo:padding-right="0.30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938cm"/>
    </style:style>
    <style:style style:name="gr3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.514cm"/>
    </style:style>
    <style:style style:name="gr4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1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449cm" fo:min-width="0cm"/>
    </style:style>
    <style:style style:name="gr44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771cm" fo:min-width="3.697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3.35cm" fo:min-width="3.966cm" fo:padding-top="0.178cm" fo:padding-bottom="0.178cm" fo:padding-left="0.303cm" fo:padding-right="0.303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739cm" fo:min-width="2.792c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51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bitmap" draw:fill-color="#ffffff" draw:fill-image-name="_35__20_Percent" draw:textarea-horizontal-align="justify" draw:textarea-vertical-align="middle" draw:auto-grow-height="false" fo:min-height="10.448cm" fo:min-width="16.849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4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58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3.244cm" fo:min-width="9.594cm" fo:padding-top="0.178cm" fo:padding-bottom="0.178cm" fo:padding-left="0.303cm" fo:padding-right="0.303cm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2.644cm" fo:min-width="4.894cm" fo:padding-top="0.178cm" fo:padding-bottom="0.178cm" fo:padding-left="0.303cm" fo:padding-right="0.303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61" style:family="graphic" style:parent-style-name="standard" style:list-style-name="L1">
      <style:graphic-properties draw:stroke="solid" svg:stroke-width="0.106cm" svg:stroke-color="#81d41a" draw:marker-start-width="0.359cm" draw:marker-end-width="0.359cm" draw:fill-color="#ffffff" draw:textarea-horizontal-align="justify" draw:textarea-vertical-align="middle" draw:auto-grow-height="false" fo:min-height="1.644cm" fo:min-width="5.194cm" fo:padding-top="0.178cm" fo:padding-bottom="0.178cm" fo:padding-left="0.303cm" fo:padding-right="0.303cm"/>
      <style:paragraph-properties style:writing-mode="lr-tb"/>
    </style:style>
    <style:style style:name="gr62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4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.487cm"/>
    </style:style>
    <style:style style:name="gr6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8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69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6.844cm" fo:min-width="8.794cm" fo:padding-top="0.178cm" fo:padding-bottom="0.178cm" fo:padding-left="0.303cm" fo:padding-right="0.303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8.339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6.216cm" fo:min-width="0cm"/>
    </style:style>
    <style:style style:name="gr72" style:family="graphic" style:parent-style-name="standard">
      <style:graphic-properties draw:textarea-horizontal-align="justify" draw:textarea-vertical-align="middle" draw:auto-grow-height="false" fo:min-height="1.257cm" fo:min-width="0cm"/>
    </style:style>
    <style:style style:name="gr73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4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75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76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3.444cm" fo:min-width="8.294cm" fo:padding-top="0.178cm" fo:padding-bottom="0.178cm" fo:padding-left="0.303cm" fo:padding-right="0.303cm"/>
      <style:paragraph-properties style:writing-mode="lr-tb"/>
    </style:style>
    <style:style style:name="gr77" style:family="graphic" style:parent-style-name="standard" style:list-style-name="L1">
      <style:graphic-properties draw:stroke="solid" svg:stroke-width="0.106cm" svg:stroke-color="#800080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2.554cm" fo:min-width="0cm"/>
    </style:style>
    <style:style style:name="gr79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0.344cm" fo:min-width="4.694cm" fo:padding-top="0.178cm" fo:padding-bottom="0.178cm" fo:padding-left="0.303cm" fo:padding-right="0.303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106cm" svg:stroke-color="#800080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 fo:font-weight="bold"/>
    </style:style>
    <style:style style:name="P2" style:family="paragraph">
      <loext:graphic-properties draw:fill-color="#ffffff"/>
      <style:paragraph-properties fo:text-align="center" style:writing-mode="lr-tb"/>
      <style:text-properties fo:font-size="17.8999996185303pt" fo:font-weight="bold"/>
    </style:style>
    <style:style style:name="P3" style:family="paragraph">
      <loext:graphic-properties draw:fill="bitmap" draw:fill-color="#ffffff" draw:fill-image-name="_35__20_Percent"/>
      <style:paragraph-properties fo:text-align="center" style:writing-mode="lr-tb"/>
      <style:text-properties fo:font-size="17.8999996185303pt" fo:font-weight="bold"/>
    </style:style>
    <style:style style:name="P4" style:family="paragraph">
      <loext:graphic-properties draw:fill="solid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8" style:family="paragraph">
      <loext:graphic-properties draw:fill="none" draw:fill-color="#ffffff"/>
      <style:paragraph-properties style:writing-mode="lr-tb"/>
      <style:text-properties fo:font-size="17.8999996185303pt"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color="#1c1c1c" fo:font-size="17.8999996185303pt" fo:font-weight="bold"/>
    </style:style>
    <style:style style:name="P10" style:family="paragraph">
      <loext:graphic-properties draw:fill-color="#ffffff"/>
      <style:paragraph-properties fo:text-align="center" style:writing-mode="lr-tb"/>
      <style:text-properties fo:color="#1c1c1c" fo:font-size="17.8999996185303pt" fo:font-weight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5" style:family="paragraph">
      <loext:graphic-properties draw:fill="bitmap" draw:fill-color="#ffffff" draw:fill-image-name="_35__20_Percent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3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7.8999996185303pt" fo:font-weight="bold"/>
    </style:style>
    <style:style style:name="P43" style:family="paragraph">
      <loext:graphic-properties draw:fill="none" draw:fill-color="#81d41a"/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7.8999996185303pt" fo:font-weight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6pt" fo:font-weight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6pt" fo:font-weight="bold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4pt" fo:font-weight="bold"/>
    </style:style>
    <style:style style:name="P47" style:family="paragraph">
      <loext:graphic-properties draw:fill="none" draw:fill-color="#81d41a"/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4pt" fo:font-weight="bold"/>
    </style:style>
    <style:style style:name="P48" style:family="paragraph">
      <style:paragraph-properties fo:text-align="center" style:writing-mode="lr-tb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0080" fo:font-size="18pt" fo:font-weight="bold"/>
    </style:style>
    <style:style style:name="P5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0080" fo:font-size="18pt" fo:font-weight="bold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1pt" fo:font-weight="bold" style:font-size-asian="16pt" style:font-size-complex="16pt"/>
    </style:style>
    <style:style style:name="P5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1pt" fo:font-weight="bold" style:font-size-asian="16pt" style:font-size-complex="16pt"/>
    </style:style>
    <style:style style:name="T1" style:family="text">
      <style:text-properties fo:font-size="18pt" fo:font-weight="bold"/>
    </style:style>
    <style:style style:name="T2" style:family="text">
      <style:text-properties fo:color="#ea7500" fo:font-size="18pt" fo:font-weight="bold"/>
    </style:style>
    <style:style style:name="T3" style:family="text">
      <style:text-properties fo:color="#ea7500" fo:font-size="17.8999996185303pt" fo:font-weight="bold"/>
    </style:style>
    <style:style style:name="T4" style:family="text">
      <style:text-properties fo:font-size="17.8999996185303pt" fo:font-weight="bold" style:font-weight-asian="bold" style:font-weight-complex="bold"/>
    </style:style>
    <style:style style:name="T5" style:family="text">
      <style:text-properties fo:color="#1c1c1c" fo:font-size="18pt" fo:font-weight="bold"/>
    </style:style>
    <style:style style:name="T6" style:family="text">
      <style:text-properties fo:color="#3465a4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3465a4" fo:font-size="17.8999996185303pt" fo:font-weight="bold" style:font-weight-asian="bold" style:font-weight-complex="bold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color="#069a2e" fo:font-size="17.8999996185303pt" fo:font-weight="bold" style:font-weight-asian="bold" style:font-weight-complex="bold"/>
    </style:style>
    <style:style style:name="T10" style:family="text">
      <style:text-properties fo:color="#ea7500" fo:font-size="17.8999996185303pt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5983b0" fo:font-size="18pt" fo:font-weight="bold" style:font-weight-asian="bold" style:font-weight-complex="bold"/>
    </style:style>
    <style:style style:name="T13" style:family="text">
      <style:text-properties fo:color="#5983b0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69a2e" fo:font-size="18pt" fo:font-weight="bold" style:font-weight-asian="bold" style:font-weight-complex="bold"/>
    </style:style>
    <style:style style:name="T15" style:family="text">
      <style:text-properties fo:color="#ff5429" fo:font-size="18pt" fo:font-weight="bold" style:font-weight-asian="bold" style:font-weight-complex="bold"/>
    </style:style>
    <style:style style:name="T16" style:family="text">
      <style:text-properties fo:color="#ff860d" fo:font-size="18pt" fo:font-weight="bold" style:font-weight-asian="bold" style:font-weight-complex="bold"/>
    </style:style>
    <style:style style:name="T17" style:family="text">
      <style:text-properties fo:color="#5983b0" fo:font-size="17.7999992370605pt" fo:font-weight="bold" style:font-size-asian="17.7999992370605pt" style:font-weight-asian="bold" style:font-size-complex="17.7999992370605pt" style:font-weight-complex="bold"/>
    </style:style>
    <style:style style:name="T18" style:family="text">
      <style:text-properties fo:color="#00a933" fo:font-size="18pt" fo:font-weight="bold" style:font-weight-asian="bold" style:font-weight-complex="bold"/>
    </style:style>
    <style:style style:name="T19" style:family="text">
      <style:text-properties fo:color="#111111" fo:font-size="18pt" fo:font-weight="bold" style:font-weight-asian="bold" style:font-weight-complex="bold"/>
    </style:style>
    <style:style style:name="T20" style:family="text">
      <style:text-properties fo:color="#111111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111111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81d41a" fo:font-size="18pt" fo:font-weight="bold" style:font-weight-asian="bold" style:font-weight-complex="bold"/>
    </style:style>
    <style:style style:name="T24" style:family="text">
      <style:text-properties fo:color="#81d41a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81d41a" fo:font-size="16pt" fo:font-weight="bold" style:font-weight-asian="bold" style:font-weight-complex="bold"/>
    </style:style>
    <style:style style:name="T26" style:family="text">
      <style:text-properties fo:color="#81d41a" fo:font-size="14pt" fo:font-weight="bold" style:font-weight-asian="bold" style:font-weight-complex="bold"/>
    </style:style>
    <style:style style:name="T27" style:family="text">
      <style:text-properties fo:color="#81d41a" fo:font-size="14pt" fo:font-weight="bold" style:font-size-asian="16pt" style:font-weight-asian="bold" style:font-size-complex="16pt" style:font-weight-complex="bold"/>
    </style:style>
    <style:style style:name="T28" style:family="text">
      <style:text-properties fo:color="#666666" fo:font-size="14pt" fo:font-weight="bold" style:font-size-asian="16pt" style:font-weight-asian="bold" style:font-size-complex="16pt" style:font-weight-complex="bold"/>
    </style:style>
    <style:style style:name="T29" style:family="text">
      <style:text-properties fo:color="#800080" fo:font-size="18pt" fo:font-weight="bold" style:font-weight-asian="bold" style:font-weight-complex="bold"/>
    </style:style>
    <style:style style:name="T30" style:family="text">
      <style:text-properties fo:font-variant="normal" fo:text-transform="none" fo:color="#3465a4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4.354cm" svg:height="2.6cm" svg:x="0.83cm" svg:y="3.896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354cm" svg:height="2.6cm" svg:x="17.959cm" svg:y="2.895cm">
          <text:p text:style-name="P1"><text:span text:style-name="T1">COMPUTER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154cm" svg:y1="3.897cm" svg:x2="2.719cm" svg:y2="3.297cm">
          <text:p/>
        </draw:line>
        <draw:custom-shape draw:style-name="gr4" draw:text-style-name="P5" draw:layer="layout" svg:width="9.78cm" svg:height="7.795cm" draw:transform="skewX (-0.0190240888467382) translate (0.551cm 1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43cm" svg:height="7.795cm" svg:x="17.415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54cm" svg:height="2.6cm" svg:x="5.5cm" svg:y="3.9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343cm" svg:y1="3.296cm" svg:x2="7.4cm" svg:y2="3.9cm">
          <text:p/>
        </draw:line>
        <draw:custom-shape draw:style-name="gr6" draw:text-style-name="P7" draw:layer="layout" svg:width="3.592cm" svg:height="1.601cm" svg:x="18.331cm" svg:y="1.198cm">
          <text:p text:style-name="P6"><text:span text:style-name="T2">@ORTHO </text:span></text:p>
          <text:p text:style-name="P6"><text:span text:style-name="T2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5.479cm" svg:height="1.802cm" svg:x="4.7cm" svg:y="0.897cm">
          <text:p text:style-name="P6"><text:span text:style-name="T3">@CASHIER 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701cm" svg:height="1.802cm" svg:x="18.259cm" svg:y="5.9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985cm" svg:y1="7.296cm" svg:x2="18.259cm" svg:y2="7.296cm">
          <text:p/>
        </draw:line>
        <draw:frame draw:style-name="gr9" draw:text-style-name="P8" draw:layer="layout" svg:width="13.716cm" svg:height="1.643cm" svg:x="6.202cm" svg:y="9.595cm">
          <draw:text-box>
            <text:p><text:span text:style-name="T4">UNIT DISTANCE: 12meters (approx.)</text:span></text:p>
          </draw:text-box>
        </draw:frame>
        <draw:custom-shape draw:style-name="gr10" draw:text-style-name="P2" draw:layer="layout" svg:width="4.49cm" svg:height="1.802cm" svg:x="11.4cm" svg:y="6.396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43cm" svg:y1="3.296cm" svg:x2="17.959cm" svg:y2="3.296cm">
          <text:p/>
        </draw:line>
        <draw:custom-shape draw:style-name="gr8" draw:text-style-name="P2" draw:layer="layout" svg:width="3.701cm" svg:height="1.802cm" svg:x="3.384cm" svg:y="6.7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3.483cm" svg:height="2cm" svg:x="0.86cm" svg:y="1.597cm">
          <text:p text:style-name="P9"><text:span text:style-name="T5">Mini</text:span></text:p>
          <text:p text:style-name="P9"><text:span text:style-name="T5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3" draw:text-style-name="P8" draw:layer="layout" svg:width="22.86cm" svg:height="9.991cm" svg:x="0.868cm" svg:y="1.596cm">
          <draw:text-box>
            <text:p><text:span text:style-name="T6"/></text:p>
            <text:p><text:span text:style-name="T6"/></text:p>
            <text:p><text:span text:style-name="T7">MICROSOFT WINDOWS OPERATING SYSTEM (OS)</text:span></text:p>
            <text:p text:style-name="P12"><text:span text:style-name="T4">+BATCH COMMAND FILE</text:span></text:p>
            <text:p text:style-name="P12"><text:span text:style-name="T8"/></text:p>
            <text:p><text:span text:style-name="T9">MICROSOFT EXCEL WORKBOOK</text:span></text:p>
            <text:p><text:span text:style-name="T4">+MACRO (VISUAL BASIC FOR APPLICATIONS)</text:span></text:p>
            <text:p><text:span text:style-name="T4">+JAVA COMPUTER LANGUAGE WITH VIRTUAL MACHINE (VM)</text:span></text:p>
            <text:p><text:span text:style-name="T4">+PHP HYPERTEXT PREPROCESSOR (PHP) COMMAND</text:span></text:p>
            <text:p><text:span text:style-name="T4">+MYSQL (STRUCTURED QUERY LANGUAGE) DATABASE (DB)</text:span></text:p>
            <text:p><text:span text:style-name="T8"/></text:p>
            <text:p><text:span text:style-name="T10">APACHE WEB SERVER</text:span></text:p>
          </draw:text-box>
        </draw:frame>
        <draw:custom-shape draw:style-name="gr14" draw:text-style-name="P14" draw:layer="layout" svg:width="22.315cm" svg:height="1.199cm" svg:x="0.868cm" svg:y="0.799cm">
          <text:p text:style-name="P13"><text:span text:style-name="T11">SELECT INFORMATION TECHNOLOGY (IT) DEVELOPMENT TOO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5" draw:text-style-name="P15" draw:layer="layout" svg:width="17.455cm" svg:height="14.598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5.5cm" svg:height="2.6cm" svg:x="12.9cm" svg:y="0.895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ORTHO &amp; PT UNIT</text:span></text:p>
          <text:p text:style-name="P16"><text:span text:style-name="T13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10.599cm" svg:height="3.491cm" svg:x="0.8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749cm" svg:height="3.199cm" svg:x="0.8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4.572cm" svg:height="2.6cm" svg:x="1.177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4.572cm" svg:height="2.6cm" svg:x="1.326cm" svg:y="8.095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4.572cm" svg:height="2.6cm" svg:x="6.334cm" svg:y="8.095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4.572cm" svg:height="2.6cm" svg:x="19.03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0.653cm" svg:height="1.3cm" svg:x="8.47cm" svg:y="10.695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3" draw:layer="layout" svg:width="11.212cm" svg:height="6.399cm" svg:x="18.377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4.572cm" svg:height="2.6cm" svg:x="18.608cm" svg:y="8.294cm">
          <text:p text:style-name="P24"><text:span text:style-name="T16">APACHE </text:span></text:p>
          <text:p text:style-name="P24"><text:span text:style-name="T16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7.907cm" svg:height="0.499cm" svg:x="10.905cm" svg:y="13.2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2" draw:layer="layout" svg:width="1.593cm" svg:height="0.6cm" svg:x="23.193cm" svg:y="13.0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2" draw:layer="layout" svg:width="0.653cm" svg:height="1.399cm" svg:x="26.8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6" draw:layer="layout" svg:width="11.385cm" svg:height="14.598cm" svg:x="0.4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4.137cm" svg:height="2.6cm" svg:x="1.068cm" svg:y="11.795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CASHIER UNIT</text:span></text:p>
          <text:p text:style-name="P16"><text:span text:style-name="T17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draw:layer="layout" svg:width="0.653cm" svg:height="1.3cm" svg:x="28.129cm" svg:y="3.896cm">
          <text:p/>
          <draw:enhanced-geometry svg:viewBox="0 0 21600 21600" draw:mirror-horizontal="false" draw:mirror-vertical="false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8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4.32cm" svg:height="2.6cm" svg:x="16.632cm" svg:y="4.898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5.483cm" svg:height="2.6cm" svg:x="5.8cm" svg:y="11.995cm">
          <text:p text:style-name="P24"><text:span text:style-name="T16">PHP COMMAND </text:span></text:p>
          <text:p text:style-name="P24"><text:span text:style-name="T16">WEB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.548cm" svg:height="0.6cm" svg:x="20.952cm" svg:y="6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1" draw:layer="layout" svg:width="5.66cm" svg:height="2.6cm" svg:x="23.711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26.5cm 6.6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3" draw:layer="layout" svg:width="3.3cm" svg:height="2.6cm" svg:x="26.3cm" svg:y="5.195cm">
          <text:p text:style-name="P32"><text:span text:style-name="T19">BATCH</text:span></text:p>
          <text:p text:style-name="P32"><text:span text:style-name="T20">COMMAND</text:span><text:span text:style-name="T19"> 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4.572cm" svg:height="1.8cm" svg:x="12.928cm" svg:y="12.6cm">
          <text:p text:style-name="P34"><text:span text:style-name="T21">DATA PACKET</text:span></text:p>
          <text:p text:style-name="P34"><text:span text:style-name="T21">JSON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3" draw:layer="layout" svg:width="3.3cm" svg:height="2.6cm" svg:x="14.4cm" svg:y="9.5cm">
          <text:p text:style-name="P32"><text:span text:style-name="T19">BATCH </text:span></text:p>
          <text:p text:style-name="P32"><text:span text:style-name="T20">COMMAND</text:span><text:span text:style-name="T19"> 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18.8cm 11.9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2" draw:layer="layout" svg:width="0.653cm" svg:height="1.902cm" svg:x="16.829cm" svg:y="7.498cm">
          <text:p/>
          <draw:enhanced-geometry svg:viewBox="0 0 21600 21600" draw:mirror-horizontal="false" draw:mirror-vertical="false" draw:text-areas="?f0 ?f7 ?f2 21600" draw:type="up-arrow" draw:modifiers="8819.33788754598 7959.633027522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37" draw:layer="layout" svg:width="4.3cm" svg:height="5cm" svg:x="24.9cm" svg:y="9.8cm">
          <text:p text:style-name="P36"><text:span text:style-name="T12">MYSQL</text:span></text:p>
          <text:p text:style-name="P36"><text:span text:style-name="T1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22" draw:layer="layout" svg:width="0.653cm" svg:height="1.3cm" svg:x="8.47cm" svg:y="6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2" draw:layer="layout" svg:width="0.653cm" svg:height="1.3cm" svg:x="8.47cm" svg:y="3.697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9" draw:layer="layout" svg:width="4.572cm" svg:height="3.706cm" svg:x="18.812cm" svg:y="10.894cm">
          <text:p text:style-name="P24"><text:span text:style-name="T16">PHP</text:span></text:p>
          <text:p text:style-name="P24"><text:span text:style-name="T16">COMPUTER</text:span></text:p>
          <text:p text:style-name="P24"><text:span text:style-name="T16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9" draw:layer="layout" svg:width="2.9cm" svg:height="2.2cm" svg:x="3.9cm" svg:y="5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5.723cm" svg:y="3.5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9" draw:layer="layout" svg:width="2.9cm" svg:height="2.2cm" svg:x="22.5cm" svg:y="5.3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7.9cm 6.3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1" draw:layer="layout" svg:width="5.66cm" svg:height="2.6cm" svg:x="5.558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1" draw:layer="layout" svg:width="3.398cm" svg:height="2.095cm" svg:x="7.702cm" svg:y="5cm">
          <text:p text:style-name="P40"><text:span text:style-name="T20">BATCH </text:span></text:p>
          <text:p text:style-name="P40"><text:span text:style-name="T20">COMMAND </text:span></text:p>
          <text:p text:style-name="P40"><text:span text:style-name="T20">FI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50" draw:text-style-name="P43" draw:layer="layout" svg:width="5.5cm" svg:height="2.6cm" svg:x="24.1cm" svg:y="11.8cm">
          <text:p text:style-name="P42"><text:span text:style-name="T23">GOOGLE ANDROID</text:span></text:p>
          <text:p text:style-name="P42"><text:span text:style-name="T24">@ORTHO &amp; PT UNIT</text:span></text:p>
          <text:p text:style-name="P42"><text:span text:style-name="T24">CAINTA, RIZAL</text:span></text:p>
          <text:p text:style-name="P42"><text:span text:style-name="T24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17.455cm" svg:height="10.804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draw:layer="layout" svg:width="4.572cm" svg:height="2.6cm" svg:x="19.03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7.7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18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layout" svg:width="5.66cm" svg:height="2.6cm" svg:x="23.711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9" draw:layer="layout" svg:width="2.9cm" svg:height="2.2cm" svg:x="26.7cm" svg:y="5.3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.548cm" svg:height="0.6cm" svg:x="25.053cm" svg:y="6.001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2" draw:layer="layout" svg:width="1.092cm" svg:height="0.6cm" draw:transform="rotate (-3.14159265358979) translate (22.144cm 6.6cm)">
          <text:p/>
          <draw:enhanced-geometry svg:viewBox="0 0 21600 21600" draw:text-areas="0 ?f0 ?f5 ?f2" draw:type="right-arrow" draw:modifiers="14248.4903934126 7727.12146422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6" draw:layer="layout" svg:width="10.2cm" svg:height="3.6cm" svg:x="19.8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7" draw:layer="layout" svg:width="5.5cm" svg:height="3cm" svg:x="12.9cm" svg:y="1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ORTHO &amp; PT UNIT</text:span></text:p>
          <text:p text:style-name="P16"><text:span text:style-name="T13">CAINTA, RIZAL</text:span></text:p>
          <text:p text:style-name="P16"><text:span text:style-name="T13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draw:layer="layout" svg:width="2.9cm" svg:height="2.2cm" svg:x="18.1cm" svg:y="8.6cm">
          <text:p text:style-name="P38"><text:span text:style-name="T22">.TXT FILE </text:span></text:p>
          <text:p text:style-name="P38"><text:span text:style-name="T22">[SMS DAY</text:span></text:p>
          <text:p text:style-name="P38"><text:span text:style-name="T22">REPOR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8" draw:layer="layout" svg:width="5.8cm" svg:height="2cm" svg:x="22.2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5" draw:layer="layout" svg:width="4.572cm" svg:height="2.6cm" svg:x="22.9cm" svg:y="8.5cm">
          <text:p text:style-name="P44"><text:span text:style-name="T25">GOOGLE ANDROID </text:span></text:p>
          <text:p text:style-name="P44"><text:span text:style-name="T25">DEBUG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3.547cm" svg:y="7.4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33" draw:layer="layout" svg:width="3.3cm" svg:height="2.6cm" svg:x="22.2cm" svg:y="5.2cm">
          <text:p text:style-name="P32"><text:span text:style-name="T19">BATCH</text:span></text:p>
          <text:p text:style-name="P32"><text:span text:style-name="T20">COMMAND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19.2cm" svg:y="7.298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21" draw:layer="layout" svg:width="4.32cm" svg:height="2.6cm" svg:x="16.632cm" svg:y="4.898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2" draw:layer="layout" svg:width="1.092cm" svg:height="0.6cm" draw:transform="rotate (-3.14159265358979) translate (22.192cm 10cm)">
          <text:p/>
          <draw:enhanced-geometry svg:viewBox="0 0 21600 21600" draw:text-areas="0 ?f0 ?f5 ?f2" draw:type="right-arrow" draw:modifiers="14248.4903934126 7727.12146422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33" draw:layer="layout" svg:width="3.3cm" svg:height="2.6cm" svg:x="20.2cm" svg:y="12.3cm">
          <text:p text:style-name="P32"><text:span text:style-name="T19">SMS MAIL</text:span></text:p>
          <text:p text:style-name="P32"><text:span text:style-name="T1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2.747cm" svg:y="10.8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47" draw:layer="layout" svg:width="5.5cm" svg:height="2.6cm" svg:x="2.2cm" svg:y="8.5cm">
          <text:p text:style-name="P46"><text:span text:style-name="T26">GOOGLE ANDROID</text:span></text:p>
          <text:p text:style-name="P46"><text:span text:style-name="T27">@MOSC UNIT </text:span></text:p>
          <text:p text:style-name="P46"><text:span text:style-name="T27">MARIKINA CITY</text:span></text:p>
          <text:p text:style-name="P46"><text:span text:style-name="T27">CLIENT COM</text:span></text:p>
          <text:p text:style-name="P46"><text:span text:style-name="T28">[NON-FLIGHT M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6" draw:layer="layout" svg:width="9.4cm" svg:height="7.2cm" svg:x="2.2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8" draw:layer="layout" svg:width="9cm" svg:height="0.704cm" svg:x="11.2cm" svg:y="13.4cm">
          <text:p/>
          <draw:enhanced-geometry svg:viewBox="0 0 21600 21600" draw:mirror-horizontal="true" draw:text-areas="0 ?f0 ?f5 ?f2" draw:type="right-arrow" draw:modifiers="19948.9834462837 8258.121546961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2" draw:layer="layout" svg:width="0.653cm" svg:height="6.698cm" svg:x="9.9cm" svg:y="2.002cm">
          <text:p/>
          <draw:enhanced-geometry svg:viewBox="0 0 21600 21600" draw:mirror-horizontal="false" draw:mirror-vertical="false" draw:text-areas="?f0 ?f7 ?f2 21600" draw:type="up-arrow" draw:modifiers="1318.76399462606 8223.8532110091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22" draw:layer="layout" svg:width="0.853cm" svg:height="1.6cm" svg:x="9.8cm" svg:y="11.2cm">
          <text:p/>
          <draw:enhanced-geometry svg:viewBox="0 0 21600 21600" draw:mirror-horizontal="false" draw:mirror-vertical="false" draw:text-areas="?f0 ?f7 ?f2 21600" draw:type="up-arrow" draw:modifiers="6421.98625858838 8245.4332552693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33" draw:layer="layout" svg:width="3.3cm" svg:height="2.6cm" svg:x="7.9cm" svg:y="12.3cm">
          <text:p text:style-name="P32"><text:span text:style-name="T19">SMS MAIL</text:span></text:p>
          <text:p text:style-name="P32"><text:span text:style-name="T1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5" draw:layer="layout" svg:width="4.572cm" svg:height="1.8cm" svg:x="13.528cm" svg:y="12.8cm">
          <text:p text:style-name="P34"><text:span text:style-name="T21">DATA PACKET</text:span></text:p>
          <text:p text:style-name="P34"><text:span text:style-name="T21">SMS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draw:layer="layout" svg:width="5.5cm" svg:height="2.6cm" svg:x="0.2cm" svg:y="4.1cm">
          <text:p text:style-name="P46"><text:span text:style-name="T26">GOOGLE ANDROID</text:span></text:p>
          <text:p text:style-name="P46"><text:span text:style-name="T27">@HOSPITAL UNIT </text:span></text:p>
          <text:p text:style-name="P46"><text:span text:style-name="T27">QUEZON CITY</text:span></text:p>
          <text:p text:style-name="P46"><text:span text:style-name="T27">CLIENT COM</text:span></text:p>
          <text:p text:style-name="P46"><text:span text:style-name="T28">[NON-FLIGHT M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6" draw:layer="layout" svg:width="8.9cm" svg:height="3.8cm" svg:x="0.3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0" draw:layer="layout" svg:width="3.3cm" svg:height="2.6cm" svg:x="5.6cm" svg:y="4.7cm">
          <text:p text:style-name="P49"><text:span text:style-name="T29">RAKUTEN</text:span></text:p>
          <text:p text:style-name="P49"><text:span text:style-name="T29">VIBER</text:span></text:p>
          <text:p text:style-name="P49"><text:span text:style-name="T2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2" draw:layer="layout" svg:width="0.6cm" svg:height="2.9cm" svg:x="8.2cm" svg:y="1.8cm">
          <text:p/>
          <draw:enhanced-geometry svg:viewBox="0 0 21600 21600" draw:text-areas="?f0 0 ?f2 ?f5" draw:type="down-arrow" draw:modifiers="18763.1851085832 8625.6239600665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4.49cm" svg:height="1.802cm" svg:x="7.4cm" svg:y="0.2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52" draw:layer="layout" svg:width="5.3cm" svg:height="0.7cm" svg:x="6.9cm" svg:y="2.7cm">
          <text:p text:style-name="P51"><text:span text:style-name="T30">ENCRYPTED DATA PA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0" draw:layer="layout" svg:width="3.3cm" svg:height="2.6cm" svg:x="8cm" svg:y="8.6cm">
          <text:p text:style-name="P49"><text:span text:style-name="T29">RAKUTEN</text:span></text:p>
          <text:p text:style-name="P49"><text:span text:style-name="T29">VIBER</text:span></text:p>
          <text:p text:style-name="P49"><text:span text:style-name="T2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81d41a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efault" style:page-layout-name="PM1" draw:style-name="Mdp1">
      <draw:frame presentation:style-name="Default-title" draw:layer="backgroundobjects" svg:width="27.431cm" svg:height="2.629cm" svg:x="1.521cm" svg:y="0.624cm" presentation:class="title" presentation:placeholder="true">
        <draw:text-box/>
      </draw:frame>
      <draw:frame presentation:style-name="Default-outline1" draw:layer="backgroundobjects" svg:width="27.431cm" svg:height="9.133cm" svg:x="1.521cm" svg:y="3.681cm" presentation:class="outline" presentation:placeholder="true">
        <draw:text-box/>
      </draw:frame>
      <draw:frame presentation:style-name="Mpr1" draw:text-style-name="MP2" draw:layer="backgroundobjects" svg:width="7.101cm" svg:height="1.085cm" svg:x="1.521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085cm" svg:x="10.421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085cm" svg:x="21.851cm" svg:y="14.34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2:26:46.346224437</meta:creation-date>
    <dc:date>2021-05-18T09:45:19.227017856</dc:date>
    <meta:editing-duration>PT5H46M48S</meta:editing-duration>
    <meta:editing-cycles>272</meta:editing-cycles>
    <meta:generator>LibreOffice/6.4.6.2$Linux_X86_64 LibreOffice_project/40$Build-2</meta:generator>
    <meta:document-statistic meta:object-count="125"/>
  </office:meta>
</office:document-meta>
</file>